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i editing commands</text:p>
      <text:p text:style-name="Normal"/>
      <text:p text:style-name="Normal">vi Command Mode and Navigation</text:p>
      <text:p text:style-name="Normal"/>
      <text:p text:style-name="Normal">Key <text:s text:c="2"/>Action</text:p>
      <text:p text:style-name="Normal"><text:s/></text:p>
      <text:p text:style-name="Normal"><text:s/>k <text:s/>Up one line.<text:s/></text:p>
      <text:p text:style-name="Normal"><text:s/>j <text:s/>Down one line.</text:p>
      <text:p text:style-name="Normal"><text:s/>h <text:s/>Left one character.<text:s/></text:p>
      <text:p text:style-name="Normal"><text:s/>l <text:s/>Right one character.</text:p>
      <text:p text:style-name="Normal"/>
      <text:p text:style-name="Normal"/>
      <text:p text:style-name="Normal"><text:s/>w <text:s/>Right one word.</text:p>
      <text:p text:style-name="Normal"><text:s/>b <text:s/>Left one word.</text:p>
      <text:p text:style-name="Normal"><text:s/>^ <text:s/>Go to the beginning of the line.</text:p>
      <text:p text:style-name="Normal"><text:s/>$ <text:s/>Go to the end of the line.</text:p>
      <text:p text:style-name="Normal"><text:s/>gg Go to the first line.</text:p>
      <text:p text:style-name="Normal"><text:s/>G <text:s/>Go to the last line</text:p>
      <text:p text:style-name="Normal">:n <text:s/>Go to line number</text:p>
      <text:p text:style-name="Normal"/>
      <text:p text:style-name="Normal">vi insert Mode</text:p>
      <text:p text:style-name="Normal"/>
      <text:p text:style-name="Normal"><text:s/>i <text:s text:c="2"/>Insert at the cursor position.</text:p>
      <text:p text:style-name="Normal"><text:s/>I <text:s text:c="2"/>Insert at the beginning of the line.<text:s/></text:p>
      <text:p text:style-name="Normal"><text:s/>a <text:s text:c="2"/>Append after the cursor position.<text:s/></text:p>
      <text:p text:style-name="Normal"><text:s/>A <text:s text:c="2"/>Append at the end of the line.</text:p>
      <text:p text:style-name="Normal"><text:s/>o <text:s/>Open a new line below the current line</text:p>
      <text:p text:style-name="Normal"><text:s/>O <text:s/>Open a new line above the current line</text:p>
      <text:p text:style-name="Normal"/>
      <text:p text:style-name="Normal">vi line Mode</text:p>
      <text:p text:style-name="Normal"/>
      <text:soft-page-break/>
      <text:p text:style-name="Normal">:w <text:s text:c="2"/>Writes (saves) the file.</text:p>
      <text:p text:style-name="Normal">:w! <text:s/>forces the files to be saved.</text:p>
      <text:p text:style-name="Normal">:q <text:s text:c="2"/>Quit.</text:p>
      <text:p text:style-name="Normal">:q! <text:s/>Quit without saving changes.</text:p>
      <text:p text:style-name="Normal">:wq! or :x write and quit.</text:p>
      <text:p text:style-name="Normal"/>
      <text:p text:style-name="Normal">:n <text:s/>Positions the cursor at line n.</text:p>
      <text:p text:style-name="Normal">:$ <text:s/>Positions the cursor on the last line</text:p>
      <text:p text:style-name="Normal">:set nu Turn on line numbering</text:p>
      <text:p text:style-name="Normal">:set nonu Turn off line numbering</text:p>
      <text:p text:style-name="Normal">:help [subcommand] Get help<text:s/></text:p>
      <text:p text:style-name="Normal"/>
      <text:p text:style-name="Normal"/>
      <text:p text:style-name="Normal">vi - Repeating Commands<text:s/></text:p>
      <text:p text:style-name="Normal"/>
      <text:p text:style-name="Normal">Repeat a command by preceding it with a number.</text:p>
      <text:p text:style-name="Normal"><text:s/>○ 5k = Move up a line 5 times</text:p>
      <text:p text:style-name="Normal"><text:s/>○ 80i&lt;Text&gt;&lt;ESC&gt; = Insert &lt;Text&gt; 80 times</text:p>
      <text:p text:style-name="Normal"><text:s/>○ 80i_&lt;Esc&gt; = Insert 80 "_" characters</text:p>
      <text:p text:style-name="Normal"><text:s/></text:p>
      <text:p text:style-name="Normal"/>
      <text:p text:style-name="Normal">vi - Deleting Text</text:p>
      <text:p text:style-name="Normal"/>
      <text:p text:style-name="Normal">x <text:s/>delete a character</text:p>
      <text:p text:style-name="Normal">dx delete a word</text:p>
      <text:p text:style-name="Normal">dd delete a line</text:p>
      <text:p text:style-name="Normal">D <text:s/>delete from the current position.<text:s/></text:p>
      <text:p text:style-name="Normal"/>
      <text:p text:style-name="Normal">vi - Changing Text<text:s/></text:p>
      <text:p text:style-name="Normal"/>
      <text:p text:style-name="Normal">r <text:s/>Replace the current character.</text:p>
      <text:soft-page-break/>
      <text:p text:style-name="Normal">cw change the current word.</text:p>
      <text:p text:style-name="Normal">cc change the current line.</text:p>
      <text:p text:style-name="Normal">c$ change the text from the current position</text:p>
      <text:p text:style-name="Normal">C <text:s/>same as c$</text:p>
      <text:p text:style-name="Normal">~ <text:s/>Reverses the case of a character.</text:p>
      <text:p text:style-name="Normal"/>
      <text:p text:style-name="Normal">vi copying and pasting</text:p>
      <text:p text:style-name="Normal">.yy <text:s text:c="9"/>Yank(copy) the current line.</text:p>
      <text:p text:style-name="Normal">.y&lt;position&gt; Yank the &lt;position&gt;</text:p>
      <text:p text:style-name="Normal">.p <text:s text:c="10"/>Paste the most recent deleted or yanked text after cursor</text:p>
      <text:p text:style-name="Normal">.P <text:s text:c="10"/>Paste before cursor</text:p>
      <text:p text:style-name="Normal"/>
      <text:p text:style-name="Normal">vi -Undo/Redo</text:p>
      <text:p text:style-name="Normal"/>
      <text:p text:style-name="Normal">u <text:s text:c="5"/>Undo</text:p>
      <text:p text:style-name="Normal">Ctrl-R Red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0:30:00Z</meta:creation-date>
    <dc:date>2024-09-21T10:31:00Z</dc:date>
    <meta:template xlink:href="Normal" xlink:type="simple"/>
    <meta:editing-cycles>1</meta:editing-cycles>
    <meta:editing-duration>PT60S</meta:editing-duration>
    <meta:document-statistic meta:page-count="3" meta:paragraph-count="3" meta:word-count="250" meta:character-count="1674" meta:row-count="11" meta:non-whitespace-character-count="1427"/>
  </office:meta>
</office:document-meta>
</file>